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414" officeooo:paragraph-rsid="00085414"/>
    </style:style>
    <style:style style:name="P2" style:family="paragraph" style:parent-style-name="Standard">
      <style:text-properties officeooo:rsid="00085872" officeooo:paragraph-rsid="00085872"/>
    </style:style>
    <style:style style:name="P3" style:family="paragraph" style:parent-style-name="Standard">
      <style:text-properties officeooo:rsid="00085872" officeooo:paragraph-rsid="000c631e"/>
    </style:style>
    <style:style style:name="P4" style:family="paragraph" style:parent-style-name="Standard">
      <style:text-properties officeooo:rsid="0009ad24" officeooo:paragraph-rsid="00085872"/>
    </style:style>
    <style:style style:name="P5" style:family="paragraph" style:parent-style-name="Standard">
      <style:text-properties officeooo:rsid="0009ad24" officeooo:paragraph-rsid="0009ad24"/>
    </style:style>
    <style:style style:name="P6" style:family="paragraph" style:parent-style-name="Standard">
      <style:text-properties officeooo:rsid="000a64ac" officeooo:paragraph-rsid="000a64ac"/>
    </style:style>
    <style:style style:name="P7" style:family="paragraph" style:parent-style-name="Standard">
      <style:text-properties officeooo:rsid="000c631e" officeooo:paragraph-rsid="000c631e"/>
    </style:style>
    <style:style style:name="P8" style:family="paragraph" style:parent-style-name="Standard">
      <style:text-properties officeooo:rsid="000d0604" officeooo:paragraph-rsid="000d0604"/>
    </style:style>
    <style:style style:name="P9" style:family="paragraph" style:parent-style-name="Standard">
      <style:text-properties officeooo:rsid="000d7f75" officeooo:paragraph-rsid="000d7f75"/>
    </style:style>
    <style:style style:name="P10" style:family="paragraph" style:parent-style-name="Standard">
      <style:text-properties officeooo:rsid="000dc375" officeooo:paragraph-rsid="000dc375"/>
    </style:style>
    <style:style style:name="P11" style:family="paragraph" style:parent-style-name="Standard">
      <style:text-properties officeooo:paragraph-rsid="000dc375"/>
    </style:style>
    <style:style style:name="P12" style:family="paragraph" style:parent-style-name="Standard">
      <style:text-properties officeooo:rsid="000eaa3e" officeooo:paragraph-rsid="000eaa3e"/>
    </style:style>
    <style:style style:name="P13" style:family="paragraph" style:parent-style-name="Standard">
      <style:text-properties officeooo:rsid="00107ae1" officeooo:paragraph-rsid="00107ae1"/>
    </style:style>
    <style:style style:name="P14" style:family="paragraph" style:parent-style-name="Standard">
      <style:text-properties officeooo:rsid="0011e957" officeooo:paragraph-rsid="0011e957"/>
    </style:style>
    <style:style style:name="P15" style:family="paragraph" style:parent-style-name="Standard">
      <style:text-properties officeooo:rsid="0013292c" officeooo:paragraph-rsid="0013292c"/>
    </style:style>
    <style:style style:name="P16" style:family="paragraph" style:parent-style-name="Standard">
      <style:text-properties officeooo:rsid="00135154" officeooo:paragraph-rsid="00135154"/>
    </style:style>
    <style:style style:name="P17" style:family="paragraph" style:parent-style-name="Standard">
      <style:text-properties officeooo:rsid="0015d97f" officeooo:paragraph-rsid="0015d97f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eaa3e" officeooo:paragraph-rsid="000eaa3e"/>
    </style:style>
    <style:style style:name="T1" style:family="text">
      <style:text-properties officeooo:rsid="000c631e"/>
    </style:style>
    <style:style style:name="T2" style:family="text">
      <style:text-properties officeooo:rsid="000d0604"/>
    </style:style>
    <style:style style:name="T3" style:family="text">
      <style:text-properties officeooo:rsid="000d7f75"/>
    </style:style>
    <style:style style:name="T4" style:family="text">
      <style:text-properties officeooo:rsid="000dc375"/>
    </style:style>
    <style:style style:name="T5" style:family="text">
      <style:text-properties officeooo:rsid="000f8d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kiecutter gh:molssi/cookiecutter-cms</text:p>
      <text:p text:style-name="P1">project_name [ProjectName]: molssi-devops</text:p>
      <text:p text:style-name="P1">repo_name [molssi-devops]: →<text:span text:style-name="T1"> enter for choosing defaults</text:span></text:p>
      <text:p text:style-name="P1">first_module_name [molssi-devops]: molssi_math</text:p>
      <text:p text:style-name="P1">author_name [Your name (or your organization/company/team)]: Wei-Tse Hsu</text:p>
      <text:p text:style-name="P1">author_email [Your email (or your organization/company/team)]: wehs7661@colorado.edu</text:p>
      <text:p text:style-name="P1">description [A short description of the project.]: A package containing useful math functions <text:s text:c="60"/></text:p>
      <text:p text:style-name="P1">Select open_source_license:</text:p>
      <text:p text:style-name="P1">1 - MIT</text:p>
      <text:p text:style-name="P1">2 - BSD-3-Clause</text:p>
      <text:p text:style-name="P1">3 - LGPLv3</text:p>
      <text:p text:style-name="P1">4 - Not Open Source</text:p>
      <text:p text:style-name="P1">Choose from 1, 2, 3, 4 (1, 2, 3, 4) [1] →<text:span text:style-name="T1"> enter for choosing defaults</text:span></text:p>
      <text:p text:style-name="P1">Choose from 1, 2, 3, 4 (1, 2, 3, 4) [1]: </text:p>
      <text:p text:style-name="P1">Select dependency_source:</text:p>
      <text:p text:style-name="P1">1 - Prefer conda-forge over the default anaconda channel with pip fallback</text:p>
      <text:p text:style-name="P1">2 - Prefer default anaconda channel with pip fallback</text:p>
      <text:p text:style-name="P1">3 - Dependencies from pip only (no conda)</text:p>
      <text:p text:style-name="P1">Choose from 1, 2, 3 (1, 2, 3) [1]: 1</text:p>
      <text:p text:style-name="P1">Select Include_Windows_continuous_integration:</text:p>
      <text:p text:style-name="P1">1 - y</text:p>
      <text:p text:style-name="P1">2 - n</text:p>
      <text:p text:style-name="P1">Choose from 1, 2 (1, 2) [1]: </text:p>
      <text:p text:style-name="P1">Initialized empty Git repository in /home/wei-tse/molssi_devops/.git/</text:p>
      <text:p text:style-name="P1"/>
      <text:p text:style-name="P1"/>
      <text:p text:style-name="P1">[master (root-commit) 711be7f] Initial commit after CMS Cookiecutter creation, version 1.0</text:p>
      <text:p text:style-name="P1"><text:s/>31 files changed, 3419 insertions(+)</text:p>
      <text:p text:style-name="P1"><text:s/>create mode 100644 .codecov.yml</text:p>
      <text:p text:style-name="P1"><text:s/>create mode 100644 .github/CONTRIBUTING.md</text:p>
      <text:p text:style-name="P1"><text:s/>create mode 100644 .github/PULL_REQUEST_TEMPLATE.md</text:p>
      <text:p text:style-name="P1"><text:s/>create mode 100644 .gitignore</text:p>
      <text:p text:style-name="P1"><text:s/>create mode 100644 .lgtm.yml</text:p>
      <text:p text:style-name="P1"><text:s/>create mode 100644 .travis.yml</text:p>
      <text:p text:style-name="P1"><text:s/>create mode 100644 CODE_OF_CONDUCT.md</text:p>
      <text:p text:style-name="P1"><text:s/>create mode 100644 LICENSE</text:p>
      <text:p text:style-name="P1"><text:s/>create mode 100644 README.md</text:p>
      <text:p text:style-name="P1"><text:s/>create mode 100644 appveyor.yml</text:p>
      <text:p text:style-name="P1"><text:s/>create mode 100644 devtools/README.md</text:p>
      <text:p text:style-name="P1"><text:s/>create mode 100644 devtools/conda-envs/test_env.yaml</text:p>
      <text:p text:style-name="P1"><text:s/>create mode 100644 devtools/scripts/create_conda_env.py</text:p>
      <text:p text:style-name="P1"><text:s/>create mode 100755 devtools/travis-ci/before_install.sh</text:p>
      <text:p text:style-name="P1"><text:s/>create mode 100644 docs/Makefile</text:p>
      <text:p text:style-name="P1"><text:s/>create mode 100644 docs/README.md</text:p>
      <text:p text:style-name="P1"><text:s/>create mode 100644 docs/_static/README.md</text:p>
      <text:p text:style-name="P1"><text:s/>create mode 100644 docs/_templates/README.md</text:p>
      <text:p text:style-name="P1"><text:s/>create mode 100644 docs/conf.py</text:p>
      <text:p text:style-name="P1"><text:s/>create mode 100644 docs/index.rst</text:p>
      <text:p text:style-name="P1"><text:s/>create mode 100644 docs/make.bat</text:p>
      <text:p text:style-name="P1"><text:soft-page-break/><text:s/>create mode 100644 molssi_devops/__init__.py</text:p>
      <text:p text:style-name="P1"><text:s/>create mode 100644 molssi_devops/_version.py</text:p>
      <text:p text:style-name="P1"><text:s/>create mode 100644 molssi_devops/data/README.md</text:p>
      <text:p text:style-name="P1"><text:s/>create mode 100644 molssi_devops/data/look_and_say.dat</text:p>
      <text:p text:style-name="P1"><text:s/>create mode 100644 molssi_devops/molssi_math.py</text:p>
      <text:p text:style-name="P1"><text:s/>create mode 100644 molssi_devops/tests/__init__.py</text:p>
      <text:p text:style-name="P1"><text:s/>create mode 100644 molssi_devops/tests/test_molssi_devops.py</text:p>
      <text:p text:style-name="P1"><text:s/>create mode 100644 setup.cfg</text:p>
      <text:p text:style-name="P1"><text:s/>create mode 100644 setup.py</text:p>
      <text:p text:style-name="P1"><text:s/>create mode 100644 versioneer.py</text:p>
      <text:p text:style-name="P1"/>
      <text:p text:style-name="P1"/>
      <text:p text:style-name="P1">(molssi_devops) wei-tse@WilliamHsu:~/molssi_devops$ ls</text:p>
      <text:p text:style-name="P1">appveyor.yml <text:s/>CODE_OF_CONDUCT.md <text:s/>devtools <text:s/>docs <text:s/>LICENSE <text:s/>molssi_devops <text:s/>README.md <text:s/>setup.cfg <text:s/>setup.py <text:s/>versioneer.py</text:p>
      <text:p text:style-name="P1">(molssi_devops) wei-tse@WilliamHsu:~/molssi_devops$ pip install -e .</text:p>
      <text:p text:style-name="P1">Obtaining file:///home/wei-tse/molssi_devops</text:p>
      <text:p text:style-name="P1">Installing collected packages: molssi-devops</text:p>
      <text:p text:style-name="P1"><text:s text:c="2"/>Running setup.py develop for molssi</text:p>
      <text:p text:style-name="P1"/>
      <text:p text:style-name="P7">(molssi_devops) wei-tse@WilliamHsu:~/molssi_devops$ python</text:p>
      <text:p text:style-name="P7">Python 3.7.3 (default, Mar 27 2019, 22:11:17) </text:p>
      <text:p text:style-name="P7">[GCC 7.3.0] :: Anaconda, Inc. on linux</text:p>
      <text:p text:style-name="P7">Type "help", "copyright", "credits" or "license" for more information.</text:p>
      <text:p text:style-name="P7">&gt;&gt;&gt; import molssi_devops</text:p>
      <text:p text:style-name="P7">&gt;&gt;&gt; import molss_devops as md</text:p>
      <text:p text:style-name="P7">Traceback (most recent call last):</text:p>
      <text:p text:style-name="P7"><text:s text:c="2"/>File "&lt;stdin&gt;", line 1, in &lt;module&gt;</text:p>
      <text:p text:style-name="P7">ModuleNotFoundError: No module named 'molss_devops'</text:p>
      <text:p text:style-name="P7">&gt;&gt;&gt; import molssi_devops as md</text:p>
      <text:p text:style-name="P7">&gt;&gt;&gt; dir(md)</text:p>
      <text:p text:style-name="P7">['__builtins__', '__cached__', '__doc__', '__file__', '__git_revision__', '__loader__', '__name__', '__package__', '__path__', '__spec__', '__version__', '_version', 'canvas', 'molssi_math']</text:p>
      <text:p text:style-name="P7">&gt;&gt;&gt; </text:p>
      <text:p text:style-name="P7">(molssi_devops) wei-tse@WilliamHsu:~/molssi_devops$ cd</text:p>
      <text:p text:style-name="P7">(molssi_devops) wei-tse@WilliamHsu:~$ git status</text:p>
      <text:p text:style-name="P7">fatal: not a git repository (or any of the parent directories): .git</text:p>
      <text:p text:style-name="P7">(molssi_devops) wei-tse@WilliamHsu:~$ ls</text:p>
      <text:p text:style-name="P7">amber18 <text:s text:c="3"/>Documents <text:s text:c="8"/>molssi_devops <text:s text:c="2"/>openeye <text:s text:c="2"/>Qt5.12.3 <text:s text:c="2"/>Videos</text:p>
      <text:p text:style-name="P7">anaconda3 <text:s/>Downloads <text:s text:c="8"/>Music <text:s text:c="10"/>Pictures <text:s/>snap</text:p>
      <text:p text:style-name="P7">Desktop <text:s text:c="3"/>examples.desktop <text:s/>oe_license.txt <text:s/>Public <text:s text:c="3"/>Templates</text:p>
      <text:p text:style-name="P7">(molssi_devops) wei-tse@WilliamHsu:~$ cd molssi_devops/</text:p>
      <text:p text:style-name="P7">(molssi_devops) wei-tse@WilliamHsu:~/molssi_devops$ git status</text:p>
      <text:p text:style-name="P7">On branch master</text:p>
      <text:p text:style-name="P7">nothing to commit, working tree clean</text:p>
      <text:p text:style-name="P7">(molssi_devops) wei-tse@WilliamHsu:~/molssi_devops$ git log</text:p>
      <text:p text:style-name="P7">commit 711be7f9917de1b8918299746e2ea3159d9a9010 (HEAD -&gt; master, tag: 0.0.0)</text:p>
      <text:p text:style-name="P7">Author: Wei-Tse Hsu &lt;wehs7661@colorado.edu&gt;</text:p>
      <text:p text:style-name="P7">Date: <text:s text:c="2"/>Mon May 13 09:50:33 2019 -0600</text:p>
      <text:p text:style-name="P7"><text:soft-page-break/></text:p>
      <text:p text:style-name="P7"><text:s text:c="4"/>Initial commit after CMS Cookiecutter creation, version 1.0</text:p>
      <text:p text:style-name="P7"/>
      <text:p text:style-name="P7"/>
      <text:p text:style-name="P7"/>
      <text:p text:style-name="P10">git diff</text:p>
      <text:p text:style-name="P10">git merge integrals</text:p>
      <text:p text:style-name="P10">git checkout -b integrals (create)</text:p>
      <text:p text:style-name="P3">.<text:span text:style-name="T2">gitignore: list of things that we do not want to do version control</text:span></text:p>
      <text:p text:style-name="P8">git checkout <text:span text:style-name="T5">+ filename </text:span>: cancel the change (?</text:p>
      <text:p text:style-name="P8">git checkout + branch name : switch to another branch</text:p>
      <text:p text:style-name="P8">git branch: list branches</text:p>
      <text:p text:style-name="P8">git branch -D integrals: <text:span text:style-name="T3">delete</text:span></text:p>
      <text:p text:style-name="P9">git add “filename”</text:p>
      <text:p text:style-name="P9">git commit -m “blablabla”</text:p>
      <text:p text:style-name="P9"/>
      <text:p text:style-name="P9">(use "git push" to publish your local commits)</text:p>
      <text:p text:style-name="P9">(use "git add/rm &lt;file&gt;..." to update what will be committed)</text:p>
      <text:p text:style-name="P9"><text:s text:c="2"/>(use "git checkout -- &lt;file&gt;..." to discard changes in working directory)</text:p>
      <text:p text:style-name="P9"/>
      <text:p text:style-name="P9"/>
      <text:p text:style-name="P9"/>
      <text:p text:style-name="P9"/>
      <text:p text:style-name="P9">------------------<text:span text:style-name="T4">Github---------------</text:span></text:p>
      <text:p text:style-name="P10">git remote -v </text:p>
      <text:p text:style-name="P11"><text:span text:style-name="T4">git remote add origin </text:span><text:a xlink:type="simple" xlink:href="https://github.com/wehs7661/MolSSI_devops" text:style-name="Internet_20_link" text:visited-style-name="Visited_20_Internet_20_Link">https://github.com/wehs7661/MolSSI_devops</text:a></text:p>
      <text:p text:style-name="P10">git push -u origin master</text:p>
      <text:p text:style-name="P12">add → commit → push</text:p>
      <text:p text:style-name="P12"/>
      <text:p text:style-name="P18"/>
      <text:p text:style-name="P13">numpy docstring format</text:p>
      <text:p text:style-name="P13"/>
      <text:p text:style-name="P14">piip install yapf → improve the readability of the code (only formatting)</text:p>
      <text:p text:style-name="P15">yapf -i molssi molssi_math.py</text:p>
      <text:p text:style-name="P15">touch util.py</text:p>
      <text:p text:style-name="P14"/>
      <text:p text:style-name="P13"/>
      <text:p text:style-name="P16">after making changes → reinstall</text:p>
      <text:p text:style-name="P16"/>
      <text:p text:style-name="P16">nano __init.py__</text:p>
      <text:p text:style-name="P16"/>
      <text:p text:style-name="P16">"""</text:p>
      <text:p text:style-name="P16">molssi_devops</text:p>
      <text:p text:style-name="P16">A package containing useful math functions</text:p>
      <text:p text:style-name="P16">"""</text:p>
      <text:p text:style-name="P16"/>
      <text:p text:style-name="P16"># Add imports here</text:p>
      <text:p text:style-name="P16">from .molssi_math import mean, canvas</text:p>
      <text:p text:style-name="P16">from .util import title_case</text:p>
      <text:p text:style-name="P16"><text:soft-page-break/></text:p>
      <text:p text:style-name="P16"># Handle versioneer</text:p>
      <text:p text:style-name="P16">from ._version import get_versions</text:p>
      <text:p text:style-name="P16">versions = get_versions()</text:p>
      <text:p text:style-name="P16">__version__ = versions['version']</text:p>
      <text:p text:style-name="P16">__git_revision__ = versions['full-revisionid']</text:p>
      <text:p text:style-name="P16">del get_versions, versions</text:p>
      <text:p text:style-name="P16"/>
      <text:p text:style-name="P16"/>
      <text:p text:style-name="P12"/>
      <text:p text:style-name="P9"><text:s/>(molssi_devops) wei-tse@WilliamHsu:~/molssi_devops/molssi_devops/tests$ vi test_molssi_devops.py </text:p>
      <text:p text:style-name="P9">(molssi_devops) wei-tse@WilliamHsu:~/molssi_devops/molssi_devops/tests$ pytest </text:p>
      <text:p text:style-name="P9">================================================= test session starts ==================================================</text:p>
      <text:p text:style-name="P9">platform linux -- Python 3.7.3, pytest-4.5.0, py-1.8.0, pluggy-0.11.0</text:p>
      <text:p text:style-name="P9">rootdir: /home/wei-tse/molssi_devops</text:p>
      <text:p text:style-name="P9">plugins: cov-2.7.1</text:p>
      <text:p text:style-name="P9">collected 1 item <text:s text:c="102"/></text:p>
      <text:p text:style-name="P9"/>
      <text:p text:style-name="P9">test_molssi_devops.py . <text:s text:c="89"/>[100%]</text:p>
      <text:p text:style-name="P9"/>
      <text:p text:style-name="P9">=============================================== 1 passed in 0.05 seconds ===============================================</text:p>
      <text:p text:style-name="P9">(molssi_devops) wei-tse@WilliamHsu:~/molssi_devops/molssi_devops/tests$ pytest -v </text:p>
      <text:p text:style-name="P9">================================================= test session starts ==================================================</text:p>
      <text:p text:style-name="P9">platform linux -- Python 3.7.3, pytest-4.5.0, py-1.8.0, pluggy-0.11.0 -- /home/wei-tse/anaconda3/envs/molssi_devops/bin/python</text:p>
      <text:p text:style-name="P9">cachedir: .pytest_cache</text:p>
      <text:p text:style-name="P9">rootdir: /home/wei-tse/molssi_devops</text:p>
      <text:p text:style-name="P9">plugins: cov-2.7.1</text:p>
      <text:p text:style-name="P9">collected 1 item <text:s text:c="102"/></text:p>
      <text:p text:style-name="P9"/>
      <text:p text:style-name="P9">test_molssi_devops.py::test_molssi_devops_imported PASSED <text:s text:c="55"/>[100%]</text:p>
      <text:p text:style-name="P9"/>
      <text:p text:style-name="P9">=============================================== 1 passed in 0.04 seconds ===============================================</text:p>
      <text:p text:style-name="P9">(molssi_devops) wei-tse@WilliamHsu:~/molssi_devops/molssi_devops/tests$ ls</text:p>
      <text:p text:style-name="P9">__init__.py <text:s/>__pycache__ <text:s/>test_molssi_devops.py</text:p>
      <text:p text:style-name="P9">(molssi_devops) wei-tse@WilliamHsu:~/molssi_devops/molssi_devops/tests$ vi test_molssi_devops_math.py</text:p>
      <text:p text:style-name="P9">(molssi_devops) wei-tse@WilliamHsu:~/molssi_devops/molssi_devops/tests$ ls</text:p>
      <text:p text:style-name="P9">__init__.py <text:s/>__pycache__ <text:s/>test_molssi_devops.py</text:p>
      <text:p text:style-name="P9">(molssi_devops) wei-tse@WilliamHsu:~/molssi_devops/molssi_devops/tests$ vi test_molssi_devops.py </text:p>
      <text:p text:style-name="P9">(molssi_devops) wei-tse@WilliamHsu:~/molssi_devops/molssi_devops/tests$ vi test_molssi_devops_math.py</text:p>
      <text:p text:style-name="P9"><text:soft-page-break/>(molssi_devops) wei-tse@WilliamHsu:~/molssi_devops/molssi_devops/tests$ vi test_molssi_devops.py </text:p>
      <text:p text:style-name="P9">(molssi_devops) wei-tse@WilliamHsu:~/molssi_devops/molssi_devops/tests$ vi test_molssi_devops_math.py</text:p>
      <text:p text:style-name="P9">(molssi_devops) wei-tse@WilliamHsu:~/molssi_devops/molssi_devops/tests$ ls</text:p>
      <text:p text:style-name="P9">__init__.py <text:s/>__pycache__ <text:s/>test_molssi_devops_math.py <text:s/>test_molssi_devops.py</text:p>
      <text:p text:style-name="P9">(molssi_devops) wei-tse@WilliamHsu:~/molssi_devops/molssi_devops/tests$ mv test_molssi_devops_math.py test_molssi_math.py</text:p>
      <text:p text:style-name="P9">(molssi_devops) wei-tse@WilliamHsu:~/molssi_devops/molssi_devops/tests$ vi test_molssi_math.py </text:p>
      <text:p text:style-name="P9">(molssi_devops) wei-tse@WilliamHsu:~/molssi_devops/molssi_devops/tests$ pytest -v </text:p>
      <text:p text:style-name="P9">================================================= test session starts ==================================================</text:p>
      <text:p text:style-name="P9">platform linux -- Python 3.7.3, pytest-4.5.0, py-1.8.0, pluggy-0.11.0 -- /home/wei-tse/anaconda3/envs/molssi_devops/bin/python</text:p>
      <text:p text:style-name="P9">cachedir: .pytest_cache</text:p>
      <text:p text:style-name="P9">rootdir: /home/wei-tse/molssi_devops</text:p>
      <text:p text:style-name="P9">plugins: cov-2.7.1</text:p>
      <text:p text:style-name="P9">collected 2 items <text:s text:c="101"/></text:p>
      <text:p text:style-name="P9"/>
      <text:p text:style-name="P9">test_molssi_devops.py::test_molssi_devops_imported PASSED <text:s text:c="55"/>[ 50%]</text:p>
      <text:p text:style-name="P9">test_molssi_math.py::test_mean PASSED <text:s text:c="75"/>[100%]</text:p>
      <text:p text:style-name="P9"/>
      <text:p text:style-name="P9">=============================================== 2 passed in 0.05 seconds ===============================================</text:p>
      <text:p text:style-name="P8"/>
      <text:p text:style-name="P17">@pytest.makr.skip → skip the test</text:p>
      <text:p text:style-name="P2"/>
      <text:p text:style-name="P2"/>
      <text:p text:style-name="P17">pytest -v -m my_test</text:p>
      <text:p text:style-name="P17">pytest -v -m “my_test”</text:p>
      <text:p text:style-name="P17"/>
      <text:p text:style-name="P17"/>
      <text:p text:style-name="P2"/>
      <text:p text:style-name="P4">Line 1396 getatoms</text:p>
      <text:p text:style-name="P5">line 1347 getcoords</text:p>
      <text:p text:style-name="P6">xyzfiledata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9:42:19.641518980</meta:creation-date>
    <dc:date>2019-05-21T01:43:07.915623491</dc:date>
    <meta:editing-duration>P7DT10H27M14S</meta:editing-duration>
    <meta:editing-cycles>1</meta:editing-cycles>
    <meta:document-statistic meta:table-count="0" meta:image-count="0" meta:object-count="0" meta:page-count="5" meta:paragraph-count="176" meta:word-count="836" meta:character-count="9106" meta:non-whitespace-character-count="7686"/>
    <meta:generator>LibreOffice/6.0.7.3$Linux_X86_64 LibreOffice_project/00m0$Build-3</meta:generator>
  </office:meta>
</office:document-meta>
</file>